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30a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30a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30a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30a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30a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30a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30a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30a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30a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30a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30a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30a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30a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30a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30a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30a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30a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anessa Paulina Rivas Vaamonde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Caroní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5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590796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tìn Josè Rivas Marti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3118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6.47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8" meta:non-whitespace-character-count="1000"/>
    <meta:template xlink:type="simple" xlink:actuate="onRequest" xlink:title="Normal" xlink:href=""/>
  </office:meta>
</office:document-meta>
</file>